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8846in"/>
    </style:style>
    <style:style style:name="co2" style:family="table-column">
      <style:table-column-properties fo:break-before="auto" style:column-width="1.8154in"/>
    </style:style>
    <style:style style:name="co3" style:family="table-column">
      <style:table-column-properties fo:break-before="auto" style:column-width="1.1929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1.1398in"/>
    </style:style>
    <style:style style:name="co7" style:family="table-column">
      <style:table-column-properties fo:break-before="auto" style:column-width="0.69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20171203-212082759-umsatz-alt-format" table:style-name="ta1">
        <table:shapes>
          <draw:frame draw:z-index="0" draw:style-name="gr1" draw:text-style-name="P1" svg:width="6.2988in" svg:height="3.5429in" svg:x="6.5091in" svg:y="1.1059in">
            <draw:object draw:notify-on-update-of-ranges="'20171203-212082759-umsatz-alt-format'.D683:'20171203-212082759-umsatz-alt-format'.D683 '20171203-212082759-umsatz-alt-format'.I683:'20171203-212082759-umsatz-alt-format'.I68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AME 1 \&amp; NAME 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est \&amp; Example 1</text:p>
          </table:table-cell>
          <table:table-cell office:value-type="string" calcext:value-type="string">
            <text:p>Item 1</text:p>
          </table:table-cell>
          <table:table-cell office:value-type="string" calcext:value-type="string">
            <text:p>Value 1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est \&amp; Example 2</text:p>
          </table:table-cell>
          <table:table-cell office:value-type="string" calcext:value-type="string">
            <text:p>Item 2</text:p>
          </table:table-cell>
          <table:table-cell office:value-type="string" calcext:value-type="string">
            <text:p>Value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 \&amp; Example 3</text:p>
          </table:table-cell>
          <table:table-cell office:value-type="string" calcext:value-type="string">
            <text:p>Item 3</text:p>
          </table:table-cell>
          <table:table-cell office:value-type="string" calcext:value-type="string">
            <text:p>Value 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 table:number-rows-repeated="67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'20171203-212082759-umsatz-alt-format'.A2:'20171203-212082759-umsatz-alt-format'.F683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 style:data-style-name="N2" text:time-value="09:45:01.3760312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3T20:58:28.128062786</dc:date>
    <dc:creator>karl </dc:creator>
    <meta:editing-duration>PT11M20S</meta:editing-duration>
    <meta:editing-cycles>1</meta:editing-cycles>
    <meta:generator>LibreOffice/4.2.8.2$Linux_X86_64 LibreOffice_project/420m0$Build-2</meta:generator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-0.21cm" svg:y="0cm" style:legend-expansion="high" chart:style-name="ch2"/>
        <chart:plot-area chart:style-name="ch3" table:cell-range-address="'20171203-212082759-umsatz-alt-format'.D683:'20171203-212082759-umsatz-alt-format'.D683 '20171203-212082759-umsatz-alt-format'.I683:'20171203-212082759-umsatz-alt-format'.I683" chart:data-source-has-labels="column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'20171203-212082759-umsatz-alt-format'.D683:'20171203-212082759-umsatz-alt-format'.D683 '20171203-212082759-umsatz-alt-format'.I683:'20171203-212082759-umsatz-alt-format'.I683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